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071cm" fo:margin-bottom="0.071cm"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Softwares Installation Guide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Java installation and configur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3-25</text:p>
          </table:table-cell>
          <table:table-cell table:style-name="Table2.E2" office:value-type="string">
            <text:p text:style-name="Table_20_Contents">SW_VB_Java Installation_v1.0 is reviewed and Approved</text:p>
          </table:table-cell>
        </table:table-row>
        <table:table-row>
          <table:table-cell table:style-name="Table2.A2" office:value-type="string">
            <text:p text:style-name="P2">MySQL Installation and configur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3-25</text:p>
          </table:table-cell>
          <table:table-cell table:style-name="Table2.E2" office:value-type="string">
            <text:p text:style-name="Table_20_Contents">SW_VB_MySQL Database Installation_v1.0 is reviewed and Approved</text:p>
          </table:table-cell>
        </table:table-row>
        <table:table-row>
          <table:table-cell table:style-name="Table2.A2" office:value-type="string">
            <text:p text:style-name="P2">Apache tomcat installatio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3">2013-03-25</text:p>
          </table:table-cell>
          <table:table-cell table:style-name="Table2.E2" office:value-type="string">
            <text:p text:style-name="Table_20_Contents">SW_VB_Web Server Installation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15:43</dc:date>
    <dc:creator>jaipal </dc:creator>
    <meta:editing-duration>PT1H10M56S</meta:editing-duration>
    <meta:editing-cycles>66</meta:editing-cycles>
    <meta:document-statistic meta:table-count="1" meta:image-count="1" meta:object-count="0" meta:page-count="1" meta:paragraph-count="23" meta:word-count="70" meta:character-count="536" meta:non-whitespace-character-count="476"/>
  </office:meta>
</office:document-meta>
</file>